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risson" table:style-name="ta1">
        <table:shapes>
          <draw:frame draw:z-index="0" draw:style-name="gr1" draw:text-style-name="P1" svg:width="12.14cm" svg:height="18.779cm" svg:x="24.864cm" svg:y="0.053cm">
            <draw:object draw:notify-on-update-of-ranges="Herisson.B3:Herisson.B8 Herisson.A3:Herisson.A16 Herisson.B1:Herisson.B1 Herisson.B3:Herisson.B16 Herisson.A3:Herisson.A16 Herisson.C1:Herisson.C1 Herisson.C3:Herisson.C16 Herisson.A3:Herisson.A16 Herisson.D1:Herisson.D1 Herisson.D3:Herisson.D16 Herisson.A3:Herisson.A16 Herisson.A3:Herisson.A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4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Lumière ambiant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ed (orange)</text:p>
          </table:table-cell>
          <table:table-cell table:style-name="ce1" office:value-type="string" calcext:value-type="string">
            <text:p>Green (orange)</text:p>
          </table:table-cell>
          <table:table-cell table:style-name="ce10" office:value-type="string" calcext:value-type="string" table:number-columns-spanned="2" table:number-rows-spanned="1">
            <text:p>Blue func affin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Red affin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Green affine</text:p>
          </table:table-cell>
          <table:covered-table-cell table:style-name="ce5"/>
          <table:table-cell table:style-name="ce8" table:number-columns-repeated="1014"/>
        </table:table-row>
        <table:table-row table:style-name="ro1">
          <table:table-cell table:style-name="ce3" table:number-columns-repeated="3"/>
          <table:table-cell table:style-name="ce5"/>
          <table:table-cell table:style-name="ce10" office:value-type="string" calcext:value-type="string">
            <text:p>coef</text:p>
          </table:table-cell>
          <table:table-cell table:style-name="ce5" office:value-type="string" calcext:value-type="string">
            <text:p>y at origin</text:p>
          </table:table-cell>
          <table:table-cell table:style-name="ce10" office:value-type="string" calcext:value-type="string">
            <text:p>coef</text:p>
          </table:table-cell>
          <table:table-cell table:style-name="ce5" office:value-type="string" calcext:value-type="string">
            <text:p>y at origin</text:p>
          </table:table-cell>
          <table:table-cell table:style-name="ce10" office:value-type="string" calcext:value-type="string">
            <text:p>coef</text:p>
          </table:table-cell>
          <table:table-cell table:style-name="ce5" office:value-type="string" calcext:value-type="string">
            <text:p>y at origin</text:p>
          </table:table-cell>
          <table:table-cell table:style-name="ce8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C6] - [.C4])/([.A6] - [.A4])" office:value-type="float" office:value="2.30769230769231" calcext:value-type="float">
            <text:p>2,30769230769231</text:p>
          </table:table-cell>
          <table:table-cell table:formula="of:=[.C6] - ([.G6] * [.A6])" office:value-type="float" office:value="23.8461538461539" calcext:value-type="float">
            <text:p>23,8461538461539</text:p>
          </table:table-cell>
          <table:table-cell table:formula="of:=([.D6] - [.D4])/([.A6] - [.A4])" office:value-type="float" office:value="4.61538461538462" calcext:value-type="float">
            <text:p>4,61538461538462</text:p>
          </table:table-cell>
          <table:table-cell table:formula="of:=[.D6] - ([.I6] * [.A6])" office:value-type="float" office:value="47.6923076923077" calcext:value-type="float">
            <text:p>47,6923076923077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C7] - [.C6])/([.A7] - [.A6])" office:value-type="float" office:value="0.666666666666667" calcext:value-type="float">
            <text:p>0,666666666666667</text:p>
          </table:table-cell>
          <table:table-cell table:formula="of:=[.C7] - ([.G7] * [.A7])" office:value-type="float" office:value="56.6666666666667" calcext:value-type="float">
            <text:p>56,6666666666667</text:p>
          </table:table-cell>
          <table:table-cell table:formula="of:=([.D7] - [.D6])/([.A7] - [.A6])" office:value-type="float" office:value="1.33333333333333" calcext:value-type="float">
            <text:p>1,33333333333333</text:p>
          </table:table-cell>
          <table:table-cell table:formula="of:=[.D7] - ([.I7] * [.A7])" office:value-type="float" office:value="113.333333333333" calcext:value-type="float">
            <text:p>113,333333333333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([.B8]-[.B7])/([.A8]-[.A7])" office:value-type="float" office:value="1.8" calcext:value-type="float">
            <text:p>1,8</text:p>
          </table:table-cell>
          <table:table-cell table:formula="of:=[.B8] - ([.E8] * [.A8])" office:value-type="float" office:value="-17" calcext:value-type="float">
            <text:p>-17</text:p>
          </table:table-cell>
          <table:table-cell table:formula="of:=([.C8] - [.C7])/([.A8] - [.A7])" office:value-type="float" office:value="1" calcext:value-type="float">
            <text:p>1</text:p>
          </table:table-cell>
          <table:table-cell table:formula="of:=[.C8] - ([.G8] * [.A8])" office:value-type="float" office:value="35" calcext:value-type="float">
            <text:p>35</text:p>
          </table:table-cell>
          <table:table-cell table:formula="of:=([.D8] - [.D7])/([.A8] - [.A7])" office:value-type="float" office:value="2" calcext:value-type="float">
            <text:p>2</text:p>
          </table:table-cell>
          <table:table-cell table:formula="of:=[.D8] - ([.I8] * [.A8]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([.B9]-[.B8])/([.A9]-[.A8])" office:value-type="float" office:value="1.16504854368932" calcext:value-type="float">
            <text:p>1,16504854368932</text:p>
          </table:table-cell>
          <table:table-cell table:formula="of:=[.B9] - ([.E9] * [.A9])" office:value-type="float" office:value="87.7669902912622" calcext:value-type="float">
            <text:p>87,7669902912622</text:p>
          </table:table-cell>
          <table:table-cell table:formula="of:=([.C9] - [.C8])/([.A9] - [.A8])" office:value-type="float" office:value="0.485436893203883" calcext:value-type="float">
            <text:p>0,485436893203883</text:p>
          </table:table-cell>
          <table:table-cell table:formula="of:=[.C9] - ([.G9] * [.A9])" office:value-type="float" office:value="119.902912621359" calcext:value-type="float">
            <text:p>119,902912621359</text:p>
          </table:table-cell>
          <table:table-cell table:formula="of:=([.D9] - [.D8])/([.A9] - [.A8])" office:value-type="float" office:value="0.970873786407767" calcext:value-type="float">
            <text:p>0,970873786407767</text:p>
          </table:table-cell>
          <table:table-cell table:formula="of:=[.D9] - ([.I9] * [.A9])" office:value-type="float" office:value="239.805825242718" calcext:value-type="float">
            <text:p>239,805825242718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formula="of:=([.B10]-[.B9])/([.A10]-[.A9])" office:value-type="float" office:value="2.4390243902439" calcext:value-type="float">
            <text:p>2,4390243902439</text:p>
          </table:table-cell>
          <table:table-cell table:formula="of:=[.B10] - ([.E10] * [.A10])" office:value-type="float" office:value="-253.658536585366" calcext:value-type="float">
            <text:p>-253,658536585366</text:p>
          </table:table-cell>
          <table:table-cell table:formula="of:=([.C10] - [.C9])/([.A10] - [.A9])" office:value-type="float" office:value="1.21951219512195" calcext:value-type="float">
            <text:p>1,21951219512195</text:p>
          </table:table-cell>
          <table:table-cell table:formula="of:=[.C10] - ([.G10] * [.A10])" office:value-type="float" office:value="-76.8292682926829" calcext:value-type="float">
            <text:p>-76,8292682926829</text:p>
          </table:table-cell>
          <table:table-cell table:formula="of:=([.D10] - [.D9])/([.A10] - [.A9])" office:value-type="float" office:value="2.4390243902439" calcext:value-type="float">
            <text:p>2,4390243902439</text:p>
          </table:table-cell>
          <table:table-cell table:formula="of:=[.D10] - ([.I10] * [.A10])" office:value-type="float" office:value="-153.658536585366" calcext:value-type="float">
            <text:p>-153,658536585366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formula="of:=([.B11]-[.B10])/([.A11]-[.A10])" office:value-type="float" office:value="1.51515151515152" calcext:value-type="float">
            <text:p>1,51515151515152</text:p>
          </table:table-cell>
          <table:table-cell table:formula="of:=[.B11] - ([.E11] * [.A11])" office:value-type="float" office:value="69.6969696969697" calcext:value-type="float">
            <text:p>69,6969696969697</text:p>
          </table:table-cell>
          <table:table-cell table:formula="of:=([.C11] - [.C10])/([.A11] - [.A10])" office:value-type="float" office:value="0" calcext:value-type="float">
            <text:p>0</text:p>
          </table:table-cell>
          <table:table-cell table:formula="of:=[.C11] - ([.G11] * [.A11])" office:value-type="float" office:value="350" calcext:value-type="float">
            <text:p>350</text:p>
          </table:table-cell>
          <table:table-cell table:formula="of:=([.D11] - [.D10])/([.A11] - [.A10])" office:value-type="float" office:value="0" calcext:value-type="float">
            <text:p>0</text:p>
          </table:table-cell>
          <table:table-cell table:formula="of:=[.D11] - ([.I11] * [.A11])" office:value-type="float" office:value="700" calcext:value-type="float">
            <text:p>700</text:p>
          </table:table-cell>
          <table:table-cell table:number-columns-repeated="10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B12]-[.B11])/([.A12]-[.A11])" office:value-type="float" office:value="1.08695652173913" calcext:value-type="float">
            <text:p>1,08695652173913</text:p>
          </table:table-cell>
          <table:table-cell table:formula="of:=[.B12] - ([.E12] * [.A12])" office:value-type="float" office:value="247.826086956522" calcext:value-type="float">
            <text:p>247,826086956522</text:p>
          </table:table-cell>
          <table:table-cell table:formula="of:=([.C12] - [.C11])/([.A12] - [.A11])" office:value-type="float" office:value="0.543478260869565" calcext:value-type="float">
            <text:p>0,543478260869565</text:p>
          </table:table-cell>
          <table:table-cell table:formula="of:=[.C12] - ([.G12] * [.A12])" office:value-type="float" office:value="123.913043478261" calcext:value-type="float">
            <text:p>123,913043478261</text:p>
          </table:table-cell>
          <table:table-cell table:formula="of:=([.D12] - [.D11])/([.A12] - [.A11])" office:value-type="float" office:value="1.08695652173913" calcext:value-type="float">
            <text:p>1,08695652173913</text:p>
          </table:table-cell>
          <table:table-cell table:formula="of:=[.D12] - ([.I12] * [.A12])" office:value-type="float" office:value="247.826086956522" calcext:value-type="float">
            <text:p>247,826086956522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B13]-[.B12])/([.A13]-[.A12])" office:value-type="float" office:value="2.4390243902439" calcext:value-type="float">
            <text:p>2,4390243902439</text:p>
          </table:table-cell>
          <table:table-cell table:formula="of:=[.B13] - ([.E13] * [.A13])" office:value-type="float" office:value="-439.024390243902" calcext:value-type="float">
            <text:p>-439,024390243902</text:p>
          </table:table-cell>
          <table:table-cell table:formula="of:=([.C13] - [.C12])/([.A13] - [.A12])" office:value-type="float" office:value="0" calcext:value-type="float">
            <text:p>0</text:p>
          </table:table-cell>
          <table:table-cell table:formula="of:=[.C13] - ([.G13] * [.A13])" office:value-type="float" office:value="400" calcext:value-type="float">
            <text:p>400</text:p>
          </table:table-cell>
          <table:table-cell table:formula="of:=([.D13] - [.D12])/([.A13] - [.A12])" office:value-type="float" office:value="0" calcext:value-type="float">
            <text:p>0</text:p>
          </table:table-cell>
          <table:table-cell table:formula="of:=[.D13] - ([.I13] * [.A13])"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C15] - [.C13])/([.A15] - [.A13])" office:value-type="float" office:value="0.909090909090909" calcext:value-type="float">
            <text:p>0,909090909090909</text:p>
          </table:table-cell>
          <table:table-cell table:formula="of:=[.C15] - ([.G15] * [.A15])" office:value-type="float" office:value="-136.363636363636" calcext:value-type="float">
            <text:p>-136,363636363636</text:p>
          </table:table-cell>
          <table:table-cell table:formula="of:=([.D15] - [.D13])/([.A15] - [.A13])" office:value-type="float" office:value="1.81818181818182" calcext:value-type="float">
            <text:p>1,81818181818182</text:p>
          </table:table-cell>
          <table:table-cell table:formula="of:=[.D15] - ([.I15] * [.A15])" office:value-type="float" office:value="-272.727272727273" calcext:value-type="float">
            <text:p>-272,727272727273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1024" calcext:value-type="float">
            <text:p>1024</text:p>
          </table:table-cell>
          <table:table-cell table:number-columns-repeated="2"/>
          <table:table-cell table:formula="of:=([.C16] - [.C15])/([.A16] - [.A15])" office:value-type="float" office:value="7.08108108108108" calcext:value-type="float">
            <text:p>7,08108108108108</text:p>
          </table:table-cell>
          <table:table-cell table:formula="of:=[.C16] - ([.G16] * [.A16])" office:value-type="float" office:value="-4456.75675675676" calcext:value-type="float">
            <text:p>-4456,75675675676</text:p>
          </table:table-cell>
          <table:table-cell table:formula="of:=([.D16] - [.D15])/([.A16] - [.A15])" office:value-type="float" office:value="0.324324324324324" calcext:value-type="float">
            <text:p>0,324324324324324</text:p>
          </table:table-cell>
          <table:table-cell table:formula="of:=[.D16] - ([.I16] * [.A16])" office:value-type="float" office:value="772.972972972973" calcext:value-type="float">
            <text:p>772,972972972973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bou" table:style-name="ta1">
        <table:shapes>
          <draw:frame draw:z-index="0" draw:style-name="gr1" draw:text-style-name="P1" svg:width="23.259cm" svg:height="14.689cm" svg:x="0.933cm" svg:y="5.259cm">
            <draw:object draw:notify-on-update-of-ranges="Hibou.B1:Hibou.B1 Hibou.B3:Hibou.B11 Hibou.A3:Hibou.A11 Hibou.C1:Hibou.C1 Hibou.C3:Hibou.C11 Hibou.A3:Hibou.A11 Hibou.D1:Hibou.D1 Hibou.D3:Hibou.D11 Hibou.A3:Hibou.A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4"/>
        <table:table-column table:style-name="co2" table:number-columns-repeated="2" table:default-cell-style-name="ce14"/>
        <table:table-column table:style-name="co2" table:default-cell-style-name="ce17"/>
        <table:table-column table:style-name="co2" table:default-cell-style-name="ce14"/>
        <table:table-column table:style-name="co2" table:default-cell-style-name="ce17"/>
        <table:table-column table:style-name="co2" table:default-cell-style-name="ce14"/>
        <table:table-column table:style-name="co2" table:default-cell-style-name="ce17"/>
        <table:table-column table:style-name="co2" table:default-cell-style-name="ce14"/>
        <table:table-column table:style-name="co2" table:default-cell-style-name="ce17"/>
        <table:table-column table:style-name="co2" table:number-columns-repeated="1014" table:default-cell-style-name="ce8"/>
        <table:table-row table:style-name="ro1">
          <table:table-cell table:style-name="ce3" office:value-type="string" calcext:value-type="string">
            <text:p>Lumière ambiant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5" office:value-type="string" calcext:value-type="string">
            <text:p>Blue</text:p>
          </table:table-cell>
          <table:table-cell table:style-name="ce3" office:value-type="string" calcext:value-type="string">
            <text:p>Red affine</text:p>
          </table:table-cell>
          <table:table-cell table:style-name="ce5"/>
          <table:table-cell table:style-name="ce3" office:value-type="string" calcext:value-type="string">
            <text:p>Green affine</text:p>
          </table:table-cell>
          <table:table-cell table:style-name="ce5"/>
          <table:table-cell table:style-name="ce3" office:value-type="string" calcext:value-type="string">
            <text:p>Blue affin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16"/>
          <table:table-cell table:style-name="ce8" office:value-type="string" calcext:value-type="string">
            <text:p>coeff</text:p>
          </table:table-cell>
          <table:table-cell table:style-name="ce16" office:value-type="string" calcext:value-type="string">
            <text:p>y at origin</text:p>
          </table:table-cell>
          <table:table-cell table:style-name="ce8" office:value-type="string" calcext:value-type="string">
            <text:p>coeff</text:p>
          </table:table-cell>
          <table:table-cell table:style-name="ce16" office:value-type="string" calcext:value-type="string">
            <text:p>y at origin</text:p>
          </table:table-cell>
          <table:table-cell table:style-name="ce8" office:value-type="string" calcext:value-type="string">
            <text:p>coeff</text:p>
          </table:table-cell>
          <table:table-cell table:style-name="ce16" office:value-type="string" calcext:value-type="string">
            <text:p>y at origin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14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([.B4]-[.B3])/([.A4]-[.A3])" office:value-type="float" office:value="0.365853658536585" calcext:value-type="float">
            <text:p>0,365853658536585</text:p>
          </table:table-cell>
          <table:table-cell table:formula="of:=[.B4]-([.E4]*[.$A4])" office:value-type="float" office:value="6.70731707317073" calcext:value-type="float">
            <text:p>6,70731707317073</text:p>
          </table:table-cell>
          <table:table-cell table:formula="of:=([.C4]-[.C3])/([.A4]-[.A3])" office:value-type="float" office:value="0.0975609756097561" calcext:value-type="float">
            <text:p>0,097560975609756</text:p>
          </table:table-cell>
          <table:table-cell table:formula="of:=[.C4]-([.G4]*[.$A4])" office:value-type="float" office:value="0.121951219512195" calcext:value-type="float">
            <text:p>0,121951219512195</text:p>
          </table:table-cell>
          <table:table-cell table:formula="of:=([.D4]-[.D3])/([.A4]-[.A3])" office:value-type="float" office:value="1" calcext:value-type="float">
            <text:p>1</text:p>
          </table:table-cell>
          <table:table-cell table:formula="of:=[.D4]-([.I4]*[.$A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([.B5]-[.B4])/([.A5]-[.A4])" office:value-type="float" office:value="0.3" calcext:value-type="float">
            <text:p>0,3</text:p>
          </table:table-cell>
          <table:table-cell table:formula="of:=[.B5]-([.E5]*[.$A5])" office:value-type="float" office:value="10" calcext:value-type="float">
            <text:p>10</text:p>
          </table:table-cell>
          <table:table-cell table:formula="of:=([.C5]-[.C4])/([.A5]-[.A4])" office:value-type="float" office:value="0.02" calcext:value-type="float">
            <text:p>0,02</text:p>
          </table:table-cell>
          <table:table-cell table:formula="of:=[.C5]-([.G5]*[.$A5])" office:value-type="float" office:value="4" calcext:value-type="float">
            <text:p>4</text:p>
          </table:table-cell>
          <table:table-cell table:formula="of:=([.D5]-[.D4])/([.A5]-[.A4])" office:value-type="float" office:value="0.5" calcext:value-type="float">
            <text:p>0,5</text:p>
          </table:table-cell>
          <table:table-cell table:formula="of:=[.D5]-([.I5]*[.$A5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16"/>
          <table:table-cell table:formula="of:=([.B6]-[.B5])/([.A6]-[.A5])" office:value-type="float" office:value="1" calcext:value-type="float">
            <text:p>1</text:p>
          </table:table-cell>
          <table:table-cell table:formula="of:=[.B6]-([.E6]*[.$A6])" office:value-type="float" office:value="-60" calcext:value-type="float">
            <text:p>-60</text:p>
          </table:table-cell>
          <table:table-cell table:formula="of:=([.C6]-[.C5])/([.A6]-[.A5])" office:value-type="float" office:value="1" calcext:value-type="float">
            <text:p>1</text:p>
          </table:table-cell>
          <table:table-cell table:formula="of:=[.C6]-([.G6]*[.$A6])" office:value-type="float" office:value="-94" calcext:value-type="float">
            <text:p>-94</text:p>
          </table:table-cell>
          <table:table-cell table:number-columns-repeated="10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table:formula="of:=([.B7]-[.B6])/([.A7]-[.A6])" office:value-type="float" office:value="0.231481481481481" calcext:value-type="float">
            <text:p>0,231481481481481</text:p>
          </table:table-cell>
          <table:table-cell table:formula="of:=[.B7]-([.E7]*[.$A7])" office:value-type="float" office:value="24.537037037037" calcext:value-type="float">
            <text:p>24,537037037037</text:p>
          </table:table-cell>
          <table:table-cell table:formula="of:=([.C7]-[.C6])/([.A7]-[.A6])" office:value-type="float" office:value="0.0185185185185185" calcext:value-type="float">
            <text:p>0,018518518518519</text:p>
          </table:table-cell>
          <table:table-cell table:formula="of:=[.C7]-([.G7]*[.$A7])" office:value-type="float" office:value="13.962962962963" calcext:value-type="float">
            <text:p>13,962962962963</text:p>
          </table:table-cell>
          <table:table-cell table:formula="of:=([.D7]-[.D5])/([.A7]-[.A5])" office:value-type="float" office:value="1.15044247787611" calcext:value-type="float">
            <text:p>1,15044247787611</text:p>
          </table:table-cell>
          <table:table-cell table:formula="of:=[.D7]-([.I7]*[.$A7])" office:value-type="float" office:value="-35.0442477876106" calcext:value-type="float">
            <text:p>-35,0442477876106</text:p>
          </table:table-cell>
          <table:table-cell table:number-columns-repeated="101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B8]-[.B7])/([.A8]-[.A7])" office:value-type="float" office:value="0.847457627118644" calcext:value-type="float">
            <text:p>0,847457627118644</text:p>
          </table:table-cell>
          <table:table-cell table:formula="of:=[.B8]-([.E8]*[.$A8])" office:value-type="float" office:value="-176.271186440678" calcext:value-type="float">
            <text:p>-176,271186440678</text:p>
          </table:table-cell>
          <table:table-cell table:formula="of:=([.C8]-[.C7])/([.A8]-[.A7])" office:value-type="float" office:value="0.338983050847458" calcext:value-type="float">
            <text:p>0,338983050847458</text:p>
          </table:table-cell>
          <table:table-cell table:formula="of:=[.C8]-([.G8]*[.$A8])" office:value-type="float" office:value="-90.5084745762712" calcext:value-type="float">
            <text:p>-90,5084745762712</text:p>
          </table:table-cell>
          <table:table-cell table:number-columns-repeated="2"/>
          <table:table-cell table:style-name="ce14" table:number-columns-repeated="1014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"/>
          <table:table-cell table:formula="of:=([.B9]-[.B8])/([.A9]-[.A8])" office:value-type="float" office:value="2.17391304347826" calcext:value-type="float">
            <text:p>2,17391304347826</text:p>
          </table:table-cell>
          <table:table-cell table:formula="of:=[.B9]-([.E9]*[.$A9])" office:value-type="float" office:value="-686.95652173913" calcext:value-type="float">
            <text:p>-686,95652173913</text:p>
          </table:table-cell>
          <table:table-cell table:formula="of:=([.C9]-[.C8])/([.A9]-[.A8])" office:value-type="float" office:value="0.521739130434783" calcext:value-type="float">
            <text:p>0,521739130434783</text:p>
          </table:table-cell>
          <table:table-cell table:formula="of:=[.C9]-([.G9]*[.$A9])" office:value-type="float" office:value="-160.869565217391" calcext:value-type="float">
            <text:p>-160,869565217391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"/>
          <table:table-cell table:formula="of:=([.B10]-[.B9])/([.A10]-[.A9])" office:value-type="float" office:value="0" calcext:value-type="float">
            <text:p>0</text:p>
          </table:table-cell>
          <table:table-cell table:formula="of:=[.B10]-([.E10]*[.$A10])" office:value-type="float" office:value="400" calcext:value-type="float">
            <text:p>400</text:p>
          </table:table-cell>
          <table:table-cell table:formula="of:=([.C10]-[.C9])/([.A10]-[.A9])" office:value-type="float" office:value="0" calcext:value-type="float">
            <text:p>0</text:p>
          </table:table-cell>
          <table:table-cell table:formula="of:=[.C10]-([.G10]*[.$A10])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Default" office:value-type="float" office:value="768" calcext:value-type="float">
            <text:p>768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formula="of:=([.B11]-[.B10])/([.A11]-[.A10])" office:value-type="float" office:value="0" calcext:value-type="float">
            <text:p>0</text:p>
          </table:table-cell>
          <table:table-cell table:formula="of:=[.B11]-([.E11]*[.$A11])" office:value-type="float" office:value="400" calcext:value-type="float">
            <text:p>400</text:p>
          </table:table-cell>
          <table:table-cell table:formula="of:=([.C11]-[.C10])/([.A11]-[.A10])" office:value-type="float" office:value="0" calcext:value-type="float">
            <text:p>0</text:p>
          </table:table-cell>
          <table:table-cell table:formula="of:=[.C11]-([.G11]*[.$A11])" office:value-type="float" office:value="100" calcext:value-type="float">
            <text:p>100</text:p>
          </table:table-cell>
          <table:table-cell table:formula="of:=([.D11]-[.D7])/([.A11]-[.A7])" office:value-type="float" office:value="0.81447963800905" calcext:value-type="float">
            <text:p>0,81447963800905</text:p>
          </table:table-cell>
          <table:table-cell table:formula="of:=[.D11]-([.I11]*[.$A11])" office:value-type="float" office:value="74.4796380090497" calcext:value-type="float">
            <text:p>74,4796380090497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Herisson.A1:Herisson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2:46:40.450139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1T21:40:34.824744723</meta:creation-date>
    <dc:date>2020-12-11T21:44:00.529598652</dc:date>
    <meta:editing-duration>P7DT21H37M20S</meta:editing-duration>
    <meta:editing-cycles>54</meta:editing-cycles>
    <meta:generator>LibreOffice/6.4.6.2$Linux_X86_64 LibreOffice_project/40$Build-2</meta:generator>
    <meta:document-statistic meta:table-count="2" meta:cell-count="2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41cm" svg:height="18.78cm" xlink:href=".." xlink:type="simple" chart:class="chart:scatter" chart:style-name="ch1">
        <chart:legend chart:legend-position="end" svg:x="1.584cm" svg:y="1.009cm" style:legend-expansion="custom" chartooo:width="4.459cm" chartooo:height="1.948cm" style:legend-expansion-aspect-ratio="2.28901437371663" chart:style-name="ch2"/>
        <chart:plot-area chart:style-name="ch3" table:cell-range-address="Herisson.A3:Herisson.D16 Herisson.A3:Herisson.A16 Herisson.B1:Herisson.D1" chart:data-source-has-labels="both" svg:x="-0.138cm" svg:y="0.584cm" svg:width="12.555cm" svg:height="15.628cm">
          <chartooo:coordinate-region svg:x="0.854cm" svg:y="0.783cm" svg:width="11.283cm" svg:height="14.782cm"/>
          <chart:axis chart:dimension="x" chart:name="primary-x" chart:style-name="ch4" chartooo:axis-type="auto">
            <chart:title svg:x="4.772cm" svg:y="16.587cm" chart:style-name="ch5">
              <text:p>Lumière ambiante</text:p>
            </chart:title>
            <chart:categories table:cell-range-address="Herisson.B3:Herisson.B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erisson.B3:Herisson.B16" chart:label-cell-address="Herisson.B1:Herisson.B1" chart:class="chart:scatter">
            <chart:domain table:cell-range-address="Herisson.A3:Herisson.A16"/>
            <chart:data-point chart:repeated="14"/>
          </chart:series>
          <chart:series chart:style-name="ch9" chart:values-cell-range-address="Herisson.C3:Herisson.C16" chart:label-cell-address="Herisson.C1:Herisson.C1" chart:class="chart:scatter">
            <chart:data-point chart:repeated="14"/>
          </chart:series>
          <chart:series chart:style-name="ch10" chart:values-cell-range-address="Herisson.D3:Herisson.D16" chart:label-cell-address="Herisson.D1:Herisson.D1" chart:class="chart:scatter">
            <chart:data-point chart:repeated="14"/>
          </chart:series>
          <chart:series chart:style-name="ch11" chart:values-cell-range-address="Herisson.A3:Herisson.A16" loext:label-string="reference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Bleu</text:p>
                <draw:g>
                  <svg:desc>Herisson.B1:Herisson.B1</svg:desc>
                </draw:g>
              </table:table-cell>
              <table:table-cell office:value-type="string">
                <text:p>Red (orange)</text:p>
                <draw:g>
                  <svg:desc>Herisson.C1:Herisson.C1</svg:desc>
                </draw:g>
              </table:table-cell>
              <table:table-cell office:value-type="string">
                <text:p>Green (orange)</text:p>
                <draw:g>
                  <svg:desc>Herisson.D1:Herisson.D1</svg:desc>
                </draw:g>
              </table:table-cell>
              <table:table-cell office:value-type="string">
                <text:p>reference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Herisson.B3:Herisson.B8</svg:desc>
                </draw:g>
              </table:table-cell>
              <table:table-cell office:value-type="float" office:value="0">
                <text:p>0</text:p>
                <draw:g>
                  <svg:desc>Herisson.A3:Herisson.A16</svg:desc>
                </draw:g>
              </table:table-cell>
              <table:table-cell office:value-type="float" office:value="40">
                <text:p>40</text:p>
                <draw:g>
                  <svg:desc>Herisson.B3:Herisson.B16</svg:desc>
                </draw:g>
              </table:table-cell>
              <table:table-cell office:value-type="float" office:value="40">
                <text:p>40</text:p>
                <draw:g>
                  <svg:desc>Herisson.C3:Herisson.C16</svg:desc>
                </draw:g>
              </table:table-cell>
              <table:table-cell office:value-type="float" office:value="80">
                <text:p>80</text:p>
                <draw:g>
                  <svg:desc>Herisson.D3:Herisson.D16</svg:desc>
                </draw:g>
              </table:table-cell>
              <table:table-cell office:value-type="float" office:value="0">
                <text:p>0</text:p>
                <draw:g>
                  <svg:desc>Herisson.A3:Herisson.A1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5">
                <text:p>165</text:p>
              </table:table-cell>
              <table:table-cell office:value-type="float" office:value="280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400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600">
                <text:p>600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508">
                <text:p>508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/>
              <table:table-cell office:value-type="float" office:value="590">
                <text:p>590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/>
              <table:table-cell office:value-type="float" office:value="605">
                <text:p>60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774">
                <text:p>7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6cm" svg:height="14.69cm" xlink:href=".." xlink:type="simple" chart:class="chart:scatter" chart:style-name="ch1">
        <chart:legend chart:legend-position="end" svg:x="20.99cm" svg:y="6.548cm" style:legend-expansion="high" chart:style-name="ch2"/>
        <chart:plot-area chart:style-name="ch3" table:cell-range-address="Hibou.A3:Hibou.D11 Hibou.B1:Hibou.D1" chart:data-source-has-labels="row" svg:x="0.465cm" svg:y="0.293cm" svg:width="20.06cm" svg:height="14.104cm">
          <chartooo:coordinate-region svg:x="1.272cm" svg:y="0.492cm" svg:width="18.973cm" svg:height="13.2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bou.B3:Hibou.B11" chart:label-cell-address="Hibou.B1:Hibou.B1" chart:class="chart:scatter">
            <chart:domain table:cell-range-address="Hibou.A3:Hibou.A11"/>
            <chart:data-point chart:repeated="9"/>
          </chart:series>
          <chart:series chart:style-name="ch8" chart:values-cell-range-address="Hibou.C3:Hibou.C11" chart:label-cell-address="Hibou.C1:Hibou.C1" chart:class="chart:scatter">
            <chart:data-point chart:repeated="9"/>
          </chart:series>
          <chart:series chart:style-name="ch9" chart:values-cell-range-address="Hibou.D3:Hibou.D11" chart:label-cell-address="Hibou.D1:Hibou.D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Hibou.B1:Hibou.B1</svg:desc>
                </draw:g>
              </table:table-cell>
              <table:table-cell office:value-type="string">
                <text:p>Green</text:p>
                <draw:g>
                  <svg:desc>Hibou.C1:Hibou.C1</svg:desc>
                </draw:g>
              </table:table-cell>
              <table:table-cell office:value-type="string">
                <text:p>Blue</text:p>
                <draw:g>
                  <svg:desc>Hibou.D1:Hibou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Hibou.A3:Hibou.A11</svg:desc>
                </draw:g>
              </table:table-cell>
              <table:table-cell office:value-type="float" office:value="10">
                <text:p>10</text:p>
                <draw:g>
                  <svg:desc>Hibou.B3:Hibou.B11</svg:desc>
                </draw:g>
              </table:table-cell>
              <table:table-cell office:value-type="float" office:value="1">
                <text:p>1</text:p>
                <draw:g>
                  <svg:desc>Hibou.C3:Hibou.C11</svg:desc>
                </draw:g>
              </table:table-cell>
              <table:table-cell office:value-type="float" office:value="14">
                <text:p>14</text:p>
                <draw:g>
                  <svg:desc>Hibou.D3:Hibou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">
                <text:p>32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5">
                <text:p>385</text:p>
              </table:table-cell>
              <table:table-cell office:value-type="float" office:value="150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">
                <text:p>650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">
                <text:p>768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